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9.002cm" fo:margin-left="-0.27cm" style:page-number="auto" table:align="left" style:writing-mode="lr-tb"/>
    </style:style>
    <style:style style:name="Tabla1.A" style:family="table-column">
      <style:table-column-properties style:column-width="3.44cm"/>
    </style:style>
    <style:style style:name="Tabla1.B" style:family="table-column">
      <style:table-column-properties style:column-width="5.981cm"/>
    </style:style>
    <style:style style:name="Tabla1.C" style:family="table-column">
      <style:table-column-properties style:column-width="9.58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8" style:family="table-row">
      <style:table-row-properties style:min-row-height="0.199cm" fo:keep-together="always"/>
    </style:style>
    <style:style style:name="Tabla1.9" style:family="table-row">
      <style:table-row-properties style:min-row-height="0.198cm" fo:keep-together="always"/>
    </style:style>
    <style:style style:name="Tabla1.A13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C13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.353cm" loext:contextual-spacing="false" fo:text-align="end" style:justify-single-word="false"/>
      <style:text-properties style:font-name="Calibri" fo:font-size="11pt" fo:font-weight="bold" officeooo:paragraph-rsid="001cadc9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1" officeooo:paragraph-rsid="001cadc9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weight="bold" officeooo:paragraph-rsid="001cadc9" style:font-name-asian="Wingdings 2" style:font-weight-asian="bold" style:font-name-complex="Wingdings 2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officeooo:paragraph-rsid="001cadc9" style:font-name-asian="Wingdings 2" style:font-name-complex="Wingdings 2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officeooo:rsid="000d0d66" officeooo:paragraph-rsid="001cadc9" style:font-name-asian="Wingdings 2" style:font-name-complex="Wingdings 2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officeooo:rsid="000bf9a8" officeooo:paragraph-rsid="001cadc9" style:font-name-asian="Wingdings 2" style:font-name-complex="Wingdings 2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officeooo:rsid="000bf9a8" officeooo:paragraph-rsid="001cadc9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officeooo:paragraph-rsid="001cadc9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officeooo:rsid="000d0d66" officeooo:paragraph-rsid="001cadc9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officeooo:rsid="00248b89" officeooo:paragraph-rsid="00248b89"/>
    </style:style>
    <style:style style:name="P11" style:family="paragraph" style:parent-style-name="Standard" style:list-style-name="L1">
      <style:paragraph-properties fo:margin-top="0cm" fo:margin-bottom="0cm" loext:contextual-spacing="false" fo:line-height="100%">
        <style:tab-stops>
          <style:tab-stop style:position="0.466cm"/>
        </style:tab-stops>
      </style:paragraph-properties>
      <style:text-properties style:font-name="Arial1" fo:font-size="10pt" fo:font-weight="normal" officeooo:rsid="002545ae" officeooo:paragraph-rsid="002545ae" style:font-name-asian="Wingdings 2" style:font-size-asian="10pt" style:font-weight-asian="normal" style:font-name-complex="Wingdings 2" style:font-size-complex="10pt" style:font-weight-complex="normal"/>
    </style:style>
    <style:style style:name="P12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0d0d66" officeooo:paragraph-rsid="001cadc9" style:font-name-asian="Wingdings 2" style:font-size-asian="10pt" style:font-weight-asian="normal" style:font-name-complex="Wingdings 2" style:font-size-complex="10pt" style:font-weight-complex="normal"/>
    </style:style>
    <style:style style:name="P13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28a239" officeooo:paragraph-rsid="0028a239" style:font-name-asian="Wingdings 2" style:font-size-asian="10pt" style:font-weight-asian="normal" style:font-name-complex="Wingdings 2" style:font-size-complex="10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28a239" officeooo:paragraph-rsid="0028a239" style:font-name-asian="Wingdings 2" style:font-size-asian="10pt" style:font-weight-asian="normal" style:font-name-complex="Wingdings 2" style:font-size-complex="10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28fd04" officeooo:paragraph-rsid="0028fd04" style:font-name-asian="Wingdings 2" style:font-size-asian="10pt" style:font-weight-asian="normal" style:font-name-complex="Wingdings 2" style:font-size-complex="10pt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0d0d66" officeooo:paragraph-rsid="001cadc9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28a239" officeooo:paragraph-rsid="0028a239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rsid="000d0d66" officeooo:paragraph-rsid="001cadc9" style:font-name-asian="Wingdings 2" style:font-size-asian="10pt" style:font-name-complex="Wingdings 2" style:font-size-complex="10pt"/>
    </style:style>
    <style:style style:name="P19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rsid="000d0d66" officeooo:paragraph-rsid="001cadc9" style:font-name-asian="Wingdings 2" style:font-size-asian="10pt" style:font-name-complex="Wingdings 2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rsid="0028a239" officeooo:paragraph-rsid="0028a239" style:font-name-asian="Wingdings 2" style:font-size-asian="10pt" style:font-name-complex="Wingdings 2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paragraph-rsid="001cadc9" style:font-name-asian="Wingdings 2" style:font-size-asian="10pt" style:font-name-complex="Wingdings 2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bold" officeooo:rsid="001d844d" officeooo:paragraph-rsid="001d844d" style:font-name-asian="Wingdings 2" style:font-size-asian="10pt" style:font-weight-asian="bold" style:font-name-complex="Wingdings 2" style:font-size-complex="10pt" style:font-weight-complex="bold"/>
    </style:style>
    <style:style style:name="P23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rsid="000d0d66" officeooo:paragraph-rsid="001cadc9" style:font-size-asian="10pt" style:font-size-complex="10pt"/>
    </style:style>
    <style:style style:name="P24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rsid="0028a239" officeooo:paragraph-rsid="0028a239" style:font-size-asian="10pt" style:font-size-complex="10pt"/>
    </style:style>
    <style:style style:name="P25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rsid="000bf9a8" officeooo:paragraph-rsid="001cadc9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officeooo:paragraph-rsid="001cadc9" style:font-name-asian="Wingdings 2" style:font-name-complex="Wingdings 2"/>
    </style:style>
    <style:style style:name="P27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officeooo:rsid="0028fd04" officeooo:paragraph-rsid="0028fd04" style:font-name-asian="Wingdings 2" style:font-name-complex="Wingdings 2"/>
    </style:style>
    <style:style style:name="T1" style:family="text">
      <style:text-properties officeooo:rsid="000bf9a8"/>
    </style:style>
    <style:style style:name="T2" style:family="text">
      <style:text-properties style:font-name-asian="Wingdings 2" style:font-name-complex="Wingdings 2"/>
    </style:style>
    <style:style style:name="T3" style:family="text">
      <style:text-properties fo:color="#ff3333" style:text-underline-style="solid" style:text-underline-width="auto" style:text-underline-color="font-color" fo:font-weight="bold" style:font-name-asian="Wingdings 2" style:font-weight-asian="bold" style:font-name-complex="Wingdings 2" style:font-weight-complex="bold"/>
    </style:style>
    <style:style style:name="T4" style:family="text">
      <style:text-properties fo:color="#ff6600" fo:font-size="10pt" fo:font-weight="bold" style:font-name-asian="Wingdings 2" style:font-size-asian="10pt" style:font-weight-asian="bold" style:font-name-complex="Wingdings 2" style:font-size-complex="10pt" style:font-weight-complex="bold"/>
    </style:style>
    <style:style style:name="T5" style:family="text">
      <style:text-properties fo:color="#ff6600" fo:font-size="10pt" fo:font-weight="bold" officeooo:rsid="000bf9a8" style:font-name-asian="Wingdings 2" style:font-size-asian="10pt" style:font-weight-asian="bold" style:font-name-complex="Wingdings 2" style:font-size-complex="10pt" style:font-weight-complex="bold"/>
    </style:style>
    <style:style style:name="T6" style:family="text">
      <style:text-properties fo:color="#ff6600" fo:font-size="10pt" fo:font-weight="bold" officeooo:rsid="00248b89" style:font-name-asian="Wingdings 2" style:font-size-asian="10pt" style:font-weight-asian="bold" style:font-name-complex="Wingdings 2" style:font-size-complex="1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a239" style:font-weight-asian="bold" style:font-weight-complex="bold"/>
    </style:style>
    <style:style style:name="T9" style:family="text">
      <style:text-properties fo:font-weight="bold" officeooo:rsid="0028fd04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08647" style:font-weight-asian="normal" style:font-weight-complex="normal"/>
    </style:style>
    <style:style style:name="T12" style:family="text">
      <style:text-properties fo:font-weight="normal" officeooo:rsid="0028a239" style:font-weight-asian="normal" style:font-weight-complex="normal"/>
    </style:style>
    <style:style style:name="T13" style:family="text">
      <style:text-properties officeooo:rsid="00248b89"/>
    </style:style>
    <style:style style:name="T14" style:family="text">
      <style:text-properties officeooo:rsid="0028a239"/>
    </style:style>
    <style:style style:name="T15" style:family="text">
      <style:text-properties officeooo:rsid="0028fd04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4">Nombre del Caso de Uso: <text:span text:style-name="T1">Actualizar turno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8"><text:span text:style-name="T2">Prioridad:<text:tab/><text:tab/> </text:span><text:span text:style-name="T3">Alta</text:span><text:span text:style-name="T2"> <text:tab/> Media<text:tab/> Baja<text:tab/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8"><text:span text:style-name="T2">Complejidad:<text:tab/>Simple<text:tab/></text:span><text:span text:style-name="T3">Media</text:span><text:span text:style-name="T2"> <text:tab/></text:span></text:p>
            <text:p text:style-name="P4"><text:tab/>Complejo<text:tab/>Muy Complejo<text:tab/>Extremadamente Complejo</text:p>
          </table:table-cell>
          <table:covered-table-cell/>
          <table:covered-table-cell/>
        </table:table-row>
        <table:table-row table:style-name="Tabla1.1">
          <table:table-cell table:style-name="Tabla1.A4" table:number-columns-spanned="2" office:value-type="string">
            <text:p text:style-name="P8"><text:span text:style-name="T2">Actor Principal:</text:span><text:span text:style-name="T4"> </text:span><text:span text:style-name="T5">Empleado(E</text:span><text:span text:style-name="T6">M</text:span><text:span text:style-name="T5">)</text:span></text:p>
          </table:table-cell>
          <table:covered-table-cell/>
          <table:table-cell table:style-name="Tabla1.A2" office:value-type="string">
            <text:p text:style-name="P4">Actor Secundario:</text:p>
          </table:table-cell>
        </table:table-row>
        <table:table-row table:style-name="Tabla1.1">
          <table:table-cell table:style-name="Tabla1.A2" table:number-columns-spanned="3" office:value-type="string">
            <text:p text:style-name="P8"><text:span text:style-name="T2">Tipo de Caso de Uso: </text:span><text:span text:style-name="T3">Concreto</text:span><text:span text:style-name="T2"> <text:tab/>Abstracto<text:tab/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4">Objetivo:</text:p>
            <text:p text:style-name="P6">Permitir al E<text:span text:style-name="T13">M</text:span> poder actualizar el turno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4">Precondiciones:</text:p>
            <text:p text:style-name="P7">Tener que haber iniciado sesión como E<text:span text:style-name="T13">M</text:span></text:p>
            <text:p text:style-name="P9">Tiene que por lo menos existir una cola.</text:p>
            <text:p text:style-name="P10">Se tiene que haber emitido por lo menos un turno.</text:p>
          </table:table-cell>
          <table:covered-table-cell/>
          <table:covered-table-cell/>
        </table:table-row>
        <table:table-row table:style-name="Tabla1.8">
          <table:table-cell table:style-name="Tabla1.A4" table:number-rows-spanned="2" office:value-type="string">
            <text:p text:style-name="P4">Post-Condiciones:</text:p>
          </table:table-cell>
          <table:table-cell table:style-name="Tabla1.A2" table:number-columns-spanned="2" office:value-type="string">
            <text:p text:style-name="P4">Éxito:</text:p>
            <text:p text:style-name="P5">Que el E<text:span text:style-name="T13">M</text:span> pueda actualizar la lista de clientes de una cola, indicando cual es el siguiente.</text:p>
          </table:table-cell>
          <table:covered-table-cell/>
        </table:table-row>
        <table:table-row table:style-name="Tabla1.9">
          <table:covered-table-cell/>
          <table:table-cell table:style-name="Tabla1.A2" table:number-columns-spanned="2" office:value-type="string">
            <text:p text:style-name="P4">Fracaso:</text:p>
          </table:table-cell>
          <table:covered-table-cell/>
        </table:table-row>
        <table:table-row table:style-name="Tabla1.1">
          <table:table-cell table:style-name="Tabla1.A4" table:number-columns-spanned="2" office:value-type="string">
            <text:p text:style-name="P3">FLUJO NORMAL</text:p>
          </table:table-cell>
          <table:covered-table-cell/>
          <table:table-cell table:style-name="Tabla1.A2" office:value-type="string">
            <text:p text:style-name="P3">FLUJO ALTERNATIVO</text:p>
          </table:table-cell>
        </table:table-row>
        <table:table-row table:style-name="Tabla1.1">
          <table:table-cell table:style-name="Tabla1.A4" table:number-columns-spanned="2" office:value-type="string">
            <text:list xml:id="list3965639013" text:style-name="L1">
              <text:list-item>
                <text:p text:style-name="P11">El sistema mustra un listado con los turnos emitidos que puede seleccionar, <text:span text:style-name="T14">de las colas que le fue asignada al EM</text:span> para ser atendidos y opciones <text:span text:style-name="T8">SIGUIENTE, EN ESTADO y OTRAS COLAS.</text:span></text:p>
              </text:list-item>
            </text:list>
          </table:table-cell>
          <table:covered-table-cell/>
          <table:table-cell table:style-name="Tabla1.A2" office:value-type="string">
            <text:p text:style-name="P21"/>
          </table:table-cell>
        </table:table-row>
        <table:table-row table:style-name="Tabla1.1">
          <table:table-cell table:style-name="Tabla1.A4" table:number-columns-spanned="2" office:value-type="string">
            <text:list xml:id="list105450577004871" text:continue-numbering="true" text:style-name="L1">
              <text:list-item>
                <text:p text:style-name="P17"><text:span text:style-name="T1">E</text:span>l EM selecciona la opción <text:span text:style-name="T7">SIGUIENTE.</text:span></text:p>
              </text:list-item>
            </text:list>
          </table:table-cell>
          <table:covered-table-cell/>
          <table:table-cell table:style-name="Tabla1.A2" office:value-type="string">
            <text:p text:style-name="P20">2.1 El EM selecciona la opción <text:span text:style-name="T7">EN ESTADO.</text:span></text:p>
            <text:p text:style-name="P14">2.1.1 El sistema lista <text:span text:style-name="T15">todo los turnos que tienen diferentes estados, permitiendo seleccionar uno y las opciones </text:span><text:span text:style-name="T9">ASIGNADOS </text:span><text:span text:style-name="T15">y </text:span><text:span text:style-name="T9">OTRAS COLAS.</text:span></text:p>
            <text:p text:style-name="P15">2.1.2 El EM selecciona uno de los turnos.</text:p>
            <text:p text:style-name="P15">2.1.3 El sistema cambia el estado del turno y muestra un listado de las veces que fue llamado el turno y las opciones <text:span text:style-name="T7">NO SE PRESENTO, ENVIAR A ESPERA y FIN ATENCION.</text:span></text:p>
            <text:p text:style-name="P15">2.1.4 El EM selecciona la opción <text:span text:style-name="T7">FIN ATENCION.</text:span></text:p>
            <text:p text:style-name="P15">2.1.5 El sistema actualiza el estado del turno y vuelve al punto 1.</text:p>
            <text:p text:style-name="P15">2.1.6 Fin caso de uso.</text:p>
            <text:p text:style-name="P15">2.2 El EM selecciona la opción <text:span text:style-name="T7">OTRAS COLAS.</text:span></text:p>
            <text:p text:style-name="P15">2.2.1 El sistema lista todo los turnos de colas que no le fueron asignadas al EM, permitiendo seleccionar uno y las opciones <text:span text:style-name="T7">ASIGNDOS y EN ESTADO.</text:span></text:p>
            <text:p text:style-name="P15">2.2.2 El EM selecciona un turno.</text:p>
            <text:p text:style-name="P15">2.2.3 El sistema cambia el estado del turno y muestra un listado de las veces que fue llamado ese turno, y las opciones <text:span text:style-name="T7">NO SE PRESENTO, ENVIAR A ESPERA, LLAMAR NUEVAMENTE y FIN ATENCION.</text:span></text:p>
            <text:p text:style-name="P15">2.2.4 El EM selecciona la opción <text:span text:style-name="T7">FIN ATENCION.</text:span></text:p>
            <text:p text:style-name="P15">2.2.5 El sistema cambia el estado del turno y vuelve al punto 1.</text:p>
            <text:p text:style-name="P15">2.2.6 Fin caso de uso.</text:p>
            <text:p text:style-name="P15">2.3 El EM selecciona un turno del listado.</text:p>
            <text:p text:style-name="P15">2.3.1 El sistema cambia el estado del turno y muestra un listado con las veces que fue llamado ese turno con las opciones <text:span text:style-name="T7">LLAMAR NUEVAMENTE, NO SE PRESENTO, ENVIAR A ESPERA, FIN ATENCION.</text:span></text:p>
            <text:p text:style-name="P15">2.3.2 El EM selecciona la opción <text:span text:style-name="T7">FIN ATENCION.</text:span></text:p>
            <text:p text:style-name="P15">2.3.3 El sistema cambia el estado del turno y vuelve al <text:soft-page-break/>punto 1.</text:p>
            <text:p text:style-name="P15">2.3.4 Fin caso de uso.</text:p>
          </table:table-cell>
        </table:table-row>
        <table:table-row table:style-name="Tabla1.1">
          <table:table-cell table:style-name="Tabla1.A13" table:number-columns-spanned="2" office:value-type="string">
            <text:list xml:id="list105449793081412" text:continue-numbering="true" text:style-name="L1">
              <text:list-item>
                <text:p text:style-name="P25">El sistema <text:span text:style-name="T14">selecciona al turno siguiente a ser atendido, cambiando el estado del turno y muestra un listado de los llamados que se hizo al cliente, tiempo que esta pasando en espera y las opciones </text:span><text:span text:style-name="T8">NO SE PRESENTO, ENVIAR A ESPERA, LLAMAR NUEVAMENTE y FIN ATENCION</text:span><text:span text:style-name="T11">.</text:span></text:p>
              </text:list-item>
            </text:list>
          </table:table-cell>
          <table:covered-table-cell/>
          <table:table-cell table:style-name="Tabla1.C13" office:value-type="string">
            <text:p text:style-name="P20"/>
          </table:table-cell>
        </table:table-row>
        <table:table-row table:style-name="Tabla1.1">
          <table:table-cell table:style-name="Tabla1.A13" table:number-columns-spanned="2" office:value-type="string">
            <text:list xml:id="list105449373366506" text:continue-numbering="true" text:style-name="L1">
              <text:list-item>
                <text:p text:style-name="P16">El <text:span text:style-name="T14">EM selecciona la opción </text:span><text:span text:style-name="T8">FIN ATENCION</text:span></text:p>
              </text:list-item>
            </text:list>
          </table:table-cell>
          <table:covered-table-cell/>
          <table:table-cell table:style-name="Tabla1.C13" office:value-type="string">
            <text:list xml:id="list105449531414377" text:continue-numbering="true" text:style-name="L1">
              <text:list-item>
                <text:list>
                  <text:list-item>
                    <text:p text:style-name="P19">El E<text:span text:style-name="T14">M</text:span> selecciona la opción <text:span text:style-name="T8">NO SE PRESENTO</text:span><text:span text:style-name="T7">.</text:span></text:p>
                    <text:list>
                      <text:list-item>
                        <text:p text:style-name="P13">El sistema cambia de estado al turno y vuelve al punto 1.</text:p>
                      </text:list-item>
                    </text:list>
                  </text:list-item>
                  <text:list-item>
                    <text:p text:style-name="P12">El <text:span text:style-name="T14">EM selecciona la opción </text:span><text:span text:style-name="T8">ENVIAR A ESPERA.</text:span></text:p>
                    <text:list>
                      <text:list-item>
                        <text:p text:style-name="P13">El sistema cambia de estado el turno y vuelve al punto 1.</text:p>
                      </text:list-item>
                    </text:list>
                  </text:list-item>
                  <text:list-item>
                    <text:p text:style-name="P12"><text:span text:style-name="T14">El EM selecciona la opción </text:span><text:span text:style-name="T8">LLAMAR NUEVAMENTO</text:span>.</text:p>
                    <text:list>
                      <text:list-item>
                        <text:p text:style-name="P13">El sistema actualiza el mismo estado del turno y vuelve al punto 1.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3" table:number-columns-spanned="2" office:value-type="string">
            <text:list xml:id="list105449610185302" text:continue-numbering="true" text:style-name="L1">
              <text:list-item>
                <text:p text:style-name="P23">El sistema <text:span text:style-name="T12">cambia de estado al turno y vuelve a al punto 1.</text:span></text:p>
              </text:list-item>
            </text:list>
          </table:table-cell>
          <table:covered-table-cell/>
          <table:table-cell table:style-name="Tabla1.C13" office:value-type="string">
            <text:p text:style-name="P22"/>
          </table:table-cell>
        </table:table-row>
        <table:table-row table:style-name="Tabla1.1">
          <table:table-cell table:style-name="Tabla1.A13" table:number-columns-spanned="2" office:value-type="string">
            <text:list xml:id="list105449398888892" text:continue-numbering="true" text:style-name="L1">
              <text:list-item>
                <text:p text:style-name="P24">Fin caso de uso.</text:p>
              </text:list-item>
            </text:list>
          </table:table-cell>
          <table:covered-table-cell/>
          <table:table-cell table:style-name="Tabla1.C13" office:value-type="string">
            <text:p text:style-name="P18"/>
          </table:table-cell>
        </table:table-row>
        <table:table-row table:style-name="Tabla1.1">
          <table:table-cell table:style-name="Tabla1.A2" table:number-columns-spanned="3" office:value-type="string">
            <text:p text:style-name="P26">Observaciones:</text:p>
            <text:p text:style-name="P27">Para poder estar en el listado de la opción <text:span text:style-name="T7">EN ESTADO. </text:span><text:span text:style-name="T10">El estado del turno debe ser distindo de emitido y fin atencion.</text:span>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353cm" loext:contextual-spacing="false" fo:text-align="end" style:justify-single-word="false"/>
      <style:text-properties style:font-name="Calibri" fo:font-size="11pt" fo:font-weight="bold" officeooo:paragraph-rsid="001cadc9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lantillas de especificación de Farmacentro (Chilecito – La Rioja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27S</meta:editing-duration>
    <meta:editing-cycles>12</meta:editing-cycles>
    <meta:generator>LibreOffice/6.1.1.2$Linux_X86_64 LibreOffice_project/10$Build-2</meta:generator>
    <dc:date>2018-10-06T10:54:49.008492008</dc:date>
    <meta:document-statistic meta:table-count="1" meta:image-count="0" meta:object-count="0" meta:page-count="2" meta:paragraph-count="53" meta:word-count="563" meta:character-count="3153" meta:non-whitespace-character-count="2619"/>
    <meta:user-defined meta:name="Info 1"/>
    <meta:user-defined meta:name="Info 2"/>
    <meta:user-defined meta:name="Info 3"/>
    <meta:user-defined meta:name="Info 4"/>
  </office:meta>
</office:document-meta>
</file>